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un_point_3" table:style-name="ta1">
        <table:shapes>
          <draw:frame draw:z-index="0" draw:style-name="gr1" draw:text-style-name="P1" svg:width="159.99mm" svg:height="89.99mm" svg:x="62.79mm" svg:y="35.79mm">
            <loext:p draw:notify-on-update-of-ranges="tp2_courbe_resultat_un_point_3.A1:tp2_courbe_resultat_un_point_3.A1 tp2_courbe_resultat_un_point_3.A2:tp2_courbe_resultat_un_point_3.A265 tp2_courbe_resultat_un_point_3.B1:tp2_courbe_resultat_un_point_3.B1 tp2_courbe_resultat_un_point_3.B2:tp2_courbe_resultat_un_point_3.B2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3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=2</text:p>
          </table:table-cell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4000007510185" calcext:value-type="float">
            <text:p>0,11400000751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90000069141388" calcext:value-type="float">
            <text:p>0,0990000069141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1000003516674" calcext:value-type="float">
            <text:p>0,101000003516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10000056028366" calcext:value-type="float">
            <text:p>0,0910000056028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40000042319298" calcext:value-type="float">
            <text:p>0,094000004231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300000756979" calcext:value-type="float">
            <text:p>0,10300000756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2000003457069" calcext:value-type="float">
            <text:p>0,1120000034570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13000005483627" calcext:value-type="float">
            <text:p>0,113000005483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239000007510185" calcext:value-type="float">
            <text:p>0,23900000751018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5000011920929" calcext:value-type="float">
            <text:p>0,42500001192092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36000019311905" calcext:value-type="float">
            <text:p>0,43600001931190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48000013828278" calcext:value-type="float">
            <text:p>0,448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11000037193298" calcext:value-type="float">
            <text:p>0,51100003719329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32000005245209" calcext:value-type="float">
            <text:p>0,53200000524520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3600001335144" calcext:value-type="float">
            <text:p>0,536000013351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46000003814697" calcext:value-type="float">
            <text:p>0,54600000381469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5000007152557" calcext:value-type="float">
            <text:p>0,55500000715255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5000007152557" calcext:value-type="float">
            <text:p>0,555000007152557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9000015258789" calcext:value-type="float">
            <text:p>0,55900001525878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586000025272369" calcext:value-type="float">
            <text:p>0,5860000252723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1000030040741" calcext:value-type="float">
            <text:p>0,58100003004074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2000017166138" calcext:value-type="float">
            <text:p>0,58200001716613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0000033378601" calcext:value-type="float">
            <text:p>0,5900000333786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0000033378601" calcext:value-type="float">
            <text:p>0,5900000333786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7000002861023" calcext:value-type="float">
            <text:p>0,597000002861023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0000042915344" calcext:value-type="float">
            <text:p>0,5800000429153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3000013828278" calcext:value-type="float">
            <text:p>0,573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4000000953674" calcext:value-type="float">
            <text:p>0,57400000095367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7000031471252" calcext:value-type="float">
            <text:p>0,56700003147125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7000031471252" calcext:value-type="float">
            <text:p>0,56700003147125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2000036239624" calcext:value-type="float">
            <text:p>0,56200003623962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9000005722046" calcext:value-type="float">
            <text:p>0,56900000572204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2000026702881" calcext:value-type="float">
            <text:p>0,572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3000013828278" calcext:value-type="float">
            <text:p>0,57300001382827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0000042915344" calcext:value-type="float">
            <text:p>0,5800000429153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1000030040741" calcext:value-type="float">
            <text:p>0,58100003004074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99000036716461" calcext:value-type="float">
            <text:p>0,59900003671646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607000052928925" calcext:value-type="float">
            <text:p>0,60700005292892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86000025272369" calcext:value-type="float">
            <text:p>0,5860000252723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78000009059906" calcext:value-type="float">
            <text:p>0,57800000905990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63000023365021" calcext:value-type="float">
            <text:p>0,56300002336502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50999999046326" calcext:value-type="float">
            <text:p>0,55099999904632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510000050067902" calcext:value-type="float">
            <text:p>0,51000005006790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99000012874603" calcext:value-type="float">
            <text:p>0,499000012874603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91000026464462" calcext:value-type="float">
            <text:p>0,49100002646446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73000019788742" calcext:value-type="float">
            <text:p>0,47300001978874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54000025987625" calcext:value-type="float">
            <text:p>0,45400002598762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47000026702881" calcext:value-type="float">
            <text:p>0,44700002670288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39000010490418" calcext:value-type="float">
            <text:p>0,43900001049041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8000032901764" calcext:value-type="float">
            <text:p>0,42800003290176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03000026941299" calcext:value-type="float">
            <text:p>0,40300002694129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0.348000019788742" calcext:value-type="float">
            <text:p>0,348000019788742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0.389000028371811" calcext:value-type="float">
            <text:p>0,389000028371811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0.41200003027916" calcext:value-type="float">
            <text:p>0,41200003027916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298000007867813" calcext:value-type="float">
            <text:p>0,298000007867813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0.242000013589859" calcext:value-type="float">
            <text:p>0,242000013589859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0.392000019550323" calcext:value-type="float">
            <text:p>0,392000019550323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47000008821487" calcext:value-type="float">
            <text:p>0,247000008821487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6000002026558" calcext:value-type="float">
            <text:p>0,126000002026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950000062584877" calcext:value-type="float">
            <text:p>0,095000006258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840000063180924" calcext:value-type="float">
            <text:p>0,0840000063180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60000050067902" calcext:value-type="float">
            <text:p>0,07600000500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90000036358833" calcext:value-type="float">
            <text:p>0,0790000036358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8:08:59.247473608</dc:date>
    <meta:editing-duration>PT46S</meta:editing-duration>
    <meta:editing-cycles>1</meta:editing-cycles>
    <meta:document-statistic meta:table-count="1" meta:cell-count="531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27cm" style:legend-expansion="high" chart:style-name="ch2"/>
        <chart:plot-area chart:style-name="ch3" table:cell-range-address="tp2_courbe_resultat_un_point_3.A1:tp2_courbe_resultat_un_point_3.B265" chart:data-source-has-labels="row" svg:x="0.32cm" svg:y="0.18cm" svg:width="13.467cm" svg:height="8.64cm">
          <chartooo:coordinate-region svg:x="1.127cm" svg:y="0.354cm" svg:width="12.421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p2_courbe_resultat_un_point_3.B2:tp2_courbe_resultat_un_point_3.B265" chart:label-cell-address="tp2_courbe_resultat_un_point_3.B1:tp2_courbe_resultat_un_point_3.B1" chart:class="chart:scatter">
            <chart:domain table:cell-range-address="tp2_courbe_resultat_un_point_3.A2:tp2_courbe_resultat_un_point_3.A265"/>
            <chart:data-point chart:repeated="2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un_point_3.B1:tp2_courbe_resultat_un_point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4000014066696">
                <text:p>0.154000014066696</text:p>
                <draw:g>
                  <svg:desc>tp2_courbe_resultat_un_point_3.A2:tp2_courbe_resultat_un_point_3.A265</svg:desc>
                </draw:g>
              </table:table-cell>
              <table:table-cell office:value-type="float" office:value="5">
                <text:p>5</text:p>
                <draw:g>
                  <svg:desc>tp2_courbe_resultat_un_point_3.B2:tp2_courbe_resultat_un_point_3.B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000007510185">
                <text:p>0.11400000751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90000069141388">
                <text:p>0.099000006914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000003516674">
                <text:p>0.10100000351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0000056028366">
                <text:p>0.091000005602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0000042319298">
                <text:p>0.0940000042319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00000756979">
                <text:p>0.1030000075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2000003457069">
                <text:p>0.11200000345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000005483627">
                <text:p>0.11300000548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9000007510185">
                <text:p>0.2390000075101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5000011920929">
                <text:p>0.42500001192092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6000019311905">
                <text:p>0.43600001931190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8000013828278">
                <text:p>0.448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1000037193298">
                <text:p>0.51100003719329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2000005245209">
                <text:p>0.53200000524520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3600001335144">
                <text:p>0.536000013351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6000003814697">
                <text:p>0.54600000381469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5000007152557">
                <text:p>0.55500000715255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000007152557">
                <text:p>0.55500000715255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9000015258789">
                <text:p>0.55900001525878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1000030040741">
                <text:p>0.5810000300407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82000017166138">
                <text:p>0.58200001716613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0000033378601">
                <text:p>0.5900000333786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7000002861023">
                <text:p>0.5970000028610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3000013828278">
                <text:p>0.573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4000000953674">
                <text:p>0.5740000009536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7000031471252">
                <text:p>0.5670000314712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7000031471252">
                <text:p>0.5670000314712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2000036239624">
                <text:p>0.5620000362396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9000005722046">
                <text:p>0.56900000572204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72000026702881">
                <text:p>0.572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73000013828278">
                <text:p>0.5730000138282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0000042915344">
                <text:p>0.5800000429153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1000030040741">
                <text:p>0.5810000300407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9000036716461">
                <text:p>0.5990000367164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7000052928925">
                <text:p>0.6070000529289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86000025272369">
                <text:p>0.5860000252723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78000009059906">
                <text:p>0.578000009059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3000023365021">
                <text:p>0.5630000233650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0999999046326">
                <text:p>0.5509999990463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0000050067902">
                <text:p>0.51000005006790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9000012874603">
                <text:p>0.49900001287460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1000026464462">
                <text:p>0.4910000264644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3000019788742">
                <text:p>0.47300001978874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54000025987625">
                <text:p>0.4540000259876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47000026702881">
                <text:p>0.4470000267028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9000010490418">
                <text:p>0.43900001049041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8000032901764">
                <text:p>0.42800003290176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3000026941299">
                <text:p>0.40300002694129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48000019788742">
                <text:p>0.34800001978874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9000028371811">
                <text:p>0.3890000283718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200003027916">
                <text:p>0.4120000302791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98000007867813">
                <text:p>0.2980000078678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2000013589859">
                <text:p>0.2420000135898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2000019550323">
                <text:p>0.39200001955032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7000008821487">
                <text:p>0.2470000088214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26000002026558">
                <text:p>0.12600000202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950000062584877">
                <text:p>0.095000006258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40000063180924">
                <text:p>0.0840000063180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60000050067902">
                <text:p>0.076000005006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